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ubbleSort" style:family="table" style:master-page-name="">
      <style:table-properties style:width="17.59cm" fo:margin-top="0cm" fo:margin-bottom="0cm" style:page-number="auto" fo:break-before="auto" fo:break-after="auto" table:align="margins" style:shadow="none" fo:keep-with-next="auto" style:may-break-between-rows="true" table:border-model="collapsing"/>
    </style:style>
    <style:style style:name="BubbleSort.A" style:family="table-column">
      <style:table-column-properties style:column-width="4.397cm" style:rel-column-width="2493*"/>
    </style:style>
    <style:style style:name="BubbleSort.1" style:family="table-row">
      <style:table-row-properties fo:keep-together="auto"/>
    </style:style>
    <style:style style:name="BubbleSort.A1" style:family="table-cell">
      <style:table-cell-properties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BubbleSort.2" style:family="table-row"/>
    <style:style style:name="BubbleSort.A2" style:family="table-cell">
      <style:table-cell-properties fo:background-color="#999999" fo:padding="0cm" fo:border="none" style:writing-mode="page">
        <style:background-image/>
      </style:table-cell-properties>
    </style:style>
    <style:style style:name="BubbleSort.B2" style:family="table-cell" style:data-style-name="N20000">
      <style:table-cell-properties fo:background-color="#b2b2b2" fo:padding="0cm" fo:border="none" style:writing-mode="page">
        <style:background-image/>
      </style:table-cell-properties>
    </style:style>
    <style:style style:name="BubbleSort.3" style:family="table-row"/>
    <style:style style:name="BubbleSort.4" style:family="table-row"/>
    <style:style style:name="BubbleSort.6" style:family="table-row"/>
    <style:style style:name="BubbleSort.B6" style:family="table-cell" style:data-style-name="N20000">
      <style:table-cell-properties style:vertical-align="" fo:background-color="#b2b2b2" fo:padding="0cm" fo:border="none" style:writing-mode="page">
        <style:background-image/>
      </style:table-cell-properties>
    </style:style>
    <style:style style:name="BubbleSort.A7" style:family="table-cell">
      <style:table-cell-properties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BubbleSort.B7" style:family="table-cell" style:data-style-name="N20000">
      <style:table-cell-properties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BubbleSort.C7" style:family="table-cell" style:data-style-name="N20000">
      <style:table-cell-properties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BubbleSort.D7" style:family="table-cell" style:data-style-name="N20000">
      <style:table-cell-properties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6e866" officeooo:paragraph-rsid="0016e86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rsid="00018274" officeooo:paragraph-rsid="00018274"/>
    </style:style>
    <style:style style:name="P6" style:family="paragraph" style:parent-style-name="Standard">
      <style:paragraph-properties fo:text-align="start" style:justify-single-word="false"/>
      <style:text-properties officeooo:rsid="0002951e" officeooo:paragraph-rsid="0002951e"/>
    </style:style>
    <style:style style:name="P7" style:family="paragraph" style:parent-style-name="Standard">
      <style:paragraph-properties fo:text-align="start" style:justify-single-word="false"/>
      <style:text-properties officeooo:rsid="00055e7f" officeooo:paragraph-rsid="00055e7f"/>
    </style:style>
    <style:style style:name="P8" style:family="paragraph" style:parent-style-name="Standard">
      <style:paragraph-properties fo:text-align="start" style:justify-single-word="false"/>
      <style:text-properties officeooo:rsid="0018d67b" officeooo:paragraph-rsid="0018d67b"/>
    </style:style>
    <number:number-style style:name="N20000" number:language="pt" number:country="B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BubbleSort" table:style-name="BubbleSort">
        <table:table-column table:style-name="BubbleSort.A" table:number-columns-repeated="4"/>
        <table:table-row table:style-name="BubbleSort.1">
          <table:table-cell table:style-name="BubbleSort.A1" office:value-type="string">
            <text:p text:style-name="P2">Entrada</text:p>
          </table:table-cell>
          <table:table-cell table:style-name="BubbleSort.A1" office:value-type="string">
            <text:p text:style-name="P2">Melhor</text:p>
          </table:table-cell>
          <table:table-cell table:style-name="BubbleSort.A1" office:value-type="string">
            <text:p text:style-name="P2">Médio</text:p>
          </table:table-cell>
          <table:table-cell table:style-name="BubbleSort.A1" office:value-type="string">
            <text:p text:style-name="P2">Pior</text:p>
          </table:table-cell>
        </table:table-row>
        <table:table-row table:style-name="BubbleSort.4">
          <table:table-cell table:style-name="BubbleSort.A2" office:value-type="string">
            <text:p text:style-name="P2">1000</text:p>
          </table:table-cell>
          <table:table-cell table:style-name="BubbleSort.B2">
            <text:p text:style-name="P4"/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</table:table-row>
        <table:table-row table:style-name="BubbleSort.4">
          <table:table-cell table:style-name="BubbleSort.A2" office:value-type="string">
            <text:p text:style-name="P2">5000</text:p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</table:table-row>
        <table:table-row table:style-name="BubbleSort.4">
          <table:table-cell table:style-name="BubbleSort.A2" office:value-type="string">
            <text:p text:style-name="P2">10000</text:p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</table:table-row>
        <table:table-row table:style-name="BubbleSort.1">
          <table:table-cell table:style-name="BubbleSort.A2" office:value-type="string">
            <text:p text:style-name="P2">15000</text:p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</table:table-row>
        <table:table-row table:style-name="BubbleSort.6">
          <table:table-cell table:style-name="BubbleSort.A2" office:value-type="string">
            <text:p text:style-name="P2">20000</text:p>
          </table:table-cell>
          <table:table-cell table:style-name="BubbleSort.B6">
            <text:p text:style-name="P3"/>
          </table:table-cell>
          <table:table-cell table:style-name="BubbleSort.B2">
            <text:p text:style-name="P3"/>
          </table:table-cell>
          <table:table-cell table:style-name="BubbleSort.B2">
            <text:p text:style-name="P3"/>
          </table:table-cell>
        </table:table-row>
        <table:table-row table:style-name="BubbleSort.1">
          <table:table-cell table:style-name="BubbleSort.A7" office:value-type="string">
            <text:p text:style-name="P2">25000</text:p>
          </table:table-cell>
          <table:table-cell table:style-name="BubbleSort.B7">
            <text:p text:style-name="P3"/>
          </table:table-cell>
          <table:table-cell table:style-name="BubbleSort.C7">
            <text:p text:style-name="P3"/>
          </table:table-cell>
          <table:table-cell table:style-name="BubbleSort.D7">
            <text:p text:style-name="P3"/>
          </table:table-cell>
        </table:table-row>
      </table:table>
      <text:p text:style-name="P7"/>
      <text:p text:style-name="P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1-31T02:58:30.678000000</dc:date>
    <meta:editing-duration>PT26M4S</meta:editing-duration>
    <meta:editing-cycles>16</meta:editing-cycles>
    <meta:document-statistic meta:table-count="1" meta:image-count="0" meta:object-count="0" meta:page-count="1" meta:paragraph-count="10" meta:word-count="10" meta:character-count="50" meta:non-whitespace-character-count="50"/>
  </office:meta>
</office:document-meta>
</file>